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2" style:family="text">
      <style:text-properties fo:color="#000000" loext:opacity="100%" style:font-name="Times New Roman" fo:font-size="14.1000003814697pt" fo:font-weight="bold" style:font-size-asian="14.1000003814697pt" style:font-weight-asian="bold" style:font-name-complex="Times New Roman" style:font-size-complex="14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425cm" svg:height="0.471cm" svg:x="15.221cm" svg:y="3.603cm">
          <draw:text-box>
            <text:p text:style-name="P2"><text:span text:style-name="T1"><text:s text:c="4"/></text:span></text:p>
          </draw:text-box>
        </draw:frame>
        <draw:frame draw:style-name="gr3" draw:text-style-name="P4" draw:layer="layout" svg:width="5.768cm" svg:height="0.547cm" svg:x="7.626cm" svg:y="4.462cm">
          <draw:text-box>
            <text:p text:style-name="P2"><text:span text:style-name="T2">DELIVERY OF SPRINT-3</text:span></text:p>
          </draw:text-box>
        </draw:frame>
        <draw:frame draw:style-name="gr2" draw:text-style-name="P3" draw:layer="layout" svg:width="0.425cm" svg:height="0.471cm" svg:x="13.393cm" svg:y="4.526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422cm" svg:height="0.471cm" svg:x="2.507cm" svg:y="5.355cm">
          <draw:text-box>
            <text:p text:style-name="P2"><text:span text:style-name="T1"><text:s text:c="2"/></text:span></text:p>
          </draw:text-box>
        </draw:frame>
        <draw:polygon draw:style-name="gr1" draw:text-style-name="P1" draw:layer="layout" svg:width="0.017cm" svg:height="0.017cm" svg:x="2.549cm" svg:y="6.198cm" svg:viewBox="0 0 18 18" draw:points="0,18 18,18 18,0 0,0">
          <text:p/>
        </draw:polygon>
        <draw:polygon draw:style-name="gr1" draw:text-style-name="P1" draw:layer="layout" svg:width="0.017cm" svg:height="0.017cm" svg:x="2.549cm" svg:y="6.198cm" svg:viewBox="0 0 18 18" draw:points="0,18 18,18 18,0 0,0">
          <text:p/>
        </draw:polygon>
        <draw:polygon draw:style-name="gr1" draw:text-style-name="P1" draw:layer="layout" svg:width="0.017cm" svg:height="0.017cm" svg:x="7.494cm" svg:y="6.198cm" svg:viewBox="0 0 18 18" draw:points="0,18 18,18 18,0 0,0">
          <text:p/>
        </draw:polygon>
        <draw:polygon draw:style-name="gr1" draw:text-style-name="P1" draw:layer="layout" svg:width="0.017cm" svg:height="0.017cm" svg:x="17.372cm" svg:y="6.198cm" svg:viewBox="0 0 18 18" draw:points="0,18 18,18 18,0 0,0">
          <text:p/>
        </draw:polygon>
        <draw:polygon draw:style-name="gr1" draw:text-style-name="P1" draw:layer="layout" svg:width="0.017cm" svg:height="0.017cm" svg:x="17.372cm" svg:y="6.198cm" svg:viewBox="0 0 18 18" draw:points="0,18 18,18 18,0 0,0">
          <text:p/>
        </draw:polygon>
        <draw:frame draw:style-name="gr2" draw:text-style-name="P3" draw:layer="layout" svg:width="1.725cm" svg:height="0.471cm" svg:x="2.753cm" svg:y="7.019cm">
          <draw:text-box>
            <text:p text:style-name="P2"><text:span text:style-name="T1">Team ID <text:s/></text:span></text:p>
          </draw:text-box>
        </draw:frame>
        <draw:polygon draw:style-name="gr1" draw:text-style-name="P1" draw:layer="layout" svg:width="0.017cm" svg:height="0.017cm" svg:x="2.549cm" svg:y="6.994cm" svg:viewBox="0 0 18 18" draw:points="0,18 18,18 18,0 0,0">
          <text:p/>
        </draw:polygon>
        <draw:polygon draw:style-name="gr1" draw:text-style-name="P1" draw:layer="layout" svg:width="4.928cm" svg:height="0.017cm" svg:x="2.566cm" svg:y="6.994cm" svg:viewBox="0 0 4929 18" draw:points="0,18 4929,18 4929,0 0,0">
          <text:p/>
        </draw:polygon>
        <draw:polygon draw:style-name="gr1" draw:text-style-name="P1" draw:layer="layout" svg:width="0.017cm" svg:height="0.017cm" svg:x="7.494cm" svg:y="6.994cm" svg:viewBox="0 0 18 18" draw:points="0,18 18,18 18,0 0,0">
          <text:p/>
        </draw:polygon>
        <draw:polygon draw:style-name="gr1" draw:text-style-name="P1" draw:layer="layout" svg:width="9.861cm" svg:height="0.017cm" svg:x="7.511cm" svg:y="6.994cm" svg:viewBox="0 0 9862 18" draw:points="0,18 9862,18 9862,0 0,0">
          <text:p/>
        </draw:polygon>
        <draw:polygon draw:style-name="gr1" draw:text-style-name="P1" draw:layer="layout" svg:width="0.017cm" svg:height="0.017cm" svg:x="17.372cm" svg:y="6.994cm" svg:viewBox="0 0 18 18" draw:points="0,18 18,18 18,0 0,0">
          <text:p/>
        </draw:polygon>
        <draw:polygon draw:style-name="gr1" draw:text-style-name="P1" draw:layer="layout" svg:width="0.017cm" svg:height="0.779cm" svg:x="2.549cm" svg:y="7.011cm" svg:viewBox="0 0 18 780" draw:points="0,780 18,780 18,0 0,0">
          <text:p/>
        </draw:polygon>
        <draw:polygon draw:style-name="gr1" draw:text-style-name="P1" draw:layer="layout" svg:width="0.017cm" svg:height="0.779cm" svg:x="7.494cm" svg:y="7.011cm" svg:viewBox="0 0 18 780" draw:points="0,780 18,780 18,0 0,0">
          <text:p/>
        </draw:polygon>
        <draw:polygon draw:style-name="gr1" draw:text-style-name="P1" draw:layer="layout" svg:width="0.017cm" svg:height="0.779cm" svg:x="17.372cm" svg:y="7.011cm" svg:viewBox="0 0 18 780" draw:points="0,780 18,780 18,0 0,0">
          <text:p/>
        </draw:polygon>
        <draw:frame draw:style-name="gr2" draw:text-style-name="P3" draw:layer="layout" svg:width="3.892cm" svg:height="0.471cm" svg:x="7.694cm" svg:y="7.019cm">
          <draw:text-box>
            <text:p text:style-name="P2"><text:span text:style-name="T1">PNT2022TMID21611 </text:span></text:p>
          </draw:text-box>
        </draw:frame>
        <draw:frame draw:style-name="gr2" draw:text-style-name="P3" draw:layer="layout" svg:width="2.525cm" svg:height="0.471cm" svg:x="2.753cm" svg:y="7.819cm">
          <draw:text-box>
            <text:p text:style-name="P2"><text:span text:style-name="T1">Project Name <text:s/></text:span></text:p>
          </draw:text-box>
        </draw:frame>
        <draw:polygon draw:style-name="gr1" draw:text-style-name="P1" draw:layer="layout" svg:width="0.017cm" svg:height="0.016cm" svg:x="2.549cm" svg:y="7.79cm" svg:viewBox="0 0 18 17" draw:points="0,17 18,17 18,0 0,0">
          <text:p/>
        </draw:polygon>
        <draw:polygon draw:style-name="gr1" draw:text-style-name="P1" draw:layer="layout" svg:width="4.928cm" svg:height="0.016cm" svg:x="2.566cm" svg:y="7.79cm" svg:viewBox="0 0 4929 17" draw:points="0,17 4929,17 4929,0 0,0">
          <text:p/>
        </draw:polygon>
        <draw:polygon draw:style-name="gr1" draw:text-style-name="P1" draw:layer="layout" svg:width="0.017cm" svg:height="0.016cm" svg:x="7.494cm" svg:y="7.79cm" svg:viewBox="0 0 18 17" draw:points="0,17 18,17 18,0 0,0">
          <text:p/>
        </draw:polygon>
        <draw:polygon draw:style-name="gr1" draw:text-style-name="P1" draw:layer="layout" svg:width="9.861cm" svg:height="0.016cm" svg:x="7.511cm" svg:y="7.79cm" svg:viewBox="0 0 9862 17" draw:points="0,17 9862,17 9862,0 0,0">
          <text:p/>
        </draw:polygon>
        <draw:polygon draw:style-name="gr1" draw:text-style-name="P1" draw:layer="layout" svg:width="0.017cm" svg:height="0.016cm" svg:x="17.372cm" svg:y="7.79cm" svg:viewBox="0 0 18 17" draw:points="0,17 18,17 18,0 0,0">
          <text:p/>
        </draw:polygon>
        <draw:polygon draw:style-name="gr1" draw:text-style-name="P1" draw:layer="layout" svg:width="0.017cm" svg:height="0.784cm" svg:x="2.549cm" svg:y="7.806cm" svg:viewBox="0 0 18 785" draw:points="0,785 18,785 18,0 0,0">
          <text:p/>
        </draw:polygon>
        <draw:polygon draw:style-name="gr1" draw:text-style-name="P1" draw:layer="layout" svg:width="0.017cm" svg:height="0.017cm" svg:x="2.549cm" svg:y="8.59cm" svg:viewBox="0 0 18 18" draw:points="0,18 18,18 18,0 0,0">
          <text:p/>
        </draw:polygon>
        <draw:polygon draw:style-name="gr1" draw:text-style-name="P1" draw:layer="layout" svg:width="0.017cm" svg:height="0.017cm" svg:x="2.549cm" svg:y="8.59cm" svg:viewBox="0 0 18 18" draw:points="0,18 18,18 18,0 0,0">
          <text:p/>
        </draw:polygon>
        <draw:polygon draw:style-name="gr1" draw:text-style-name="P1" draw:layer="layout" svg:width="4.928cm" svg:height="0.017cm" svg:x="2.566cm" svg:y="8.59cm" svg:viewBox="0 0 4929 18" draw:points="0,18 4929,18 4929,0 0,0">
          <text:p/>
        </draw:polygon>
        <draw:polygon draw:style-name="gr1" draw:text-style-name="P1" draw:layer="layout" svg:width="0.017cm" svg:height="0.784cm" svg:x="7.494cm" svg:y="7.806cm" svg:viewBox="0 0 18 785" draw:points="0,785 18,785 18,0 0,0">
          <text:p/>
        </draw:polygon>
        <draw:polygon draw:style-name="gr1" draw:text-style-name="P1" draw:layer="layout" svg:width="0.017cm" svg:height="0.017cm" svg:x="7.494cm" svg:y="8.59cm" svg:viewBox="0 0 18 18" draw:points="0,18 18,18 18,0 0,0">
          <text:p/>
        </draw:polygon>
        <draw:polygon draw:style-name="gr1" draw:text-style-name="P1" draw:layer="layout" svg:width="9.861cm" svg:height="0.017cm" svg:x="7.511cm" svg:y="8.59cm" svg:viewBox="0 0 9862 18" draw:points="0,18 9862,18 9862,0 0,0">
          <text:p/>
        </draw:polygon>
        <draw:polygon draw:style-name="gr1" draw:text-style-name="P1" draw:layer="layout" svg:width="0.017cm" svg:height="0.784cm" svg:x="17.372cm" svg:y="7.806cm" svg:viewBox="0 0 18 785" draw:points="0,785 18,785 18,0 0,0">
          <text:p/>
        </draw:polygon>
        <draw:polygon draw:style-name="gr1" draw:text-style-name="P1" draw:layer="layout" svg:width="0.017cm" svg:height="0.017cm" svg:x="17.372cm" svg:y="8.59cm" svg:viewBox="0 0 18 18" draw:points="0,18 18,18 18,0 0,0">
          <text:p/>
        </draw:polygon>
        <draw:polygon draw:style-name="gr1" draw:text-style-name="P1" draw:layer="layout" svg:width="0.017cm" svg:height="0.017cm" svg:x="17.372cm" svg:y="8.59cm" svg:viewBox="0 0 18 18" draw:points="0,18 18,18 18,0 0,0">
          <text:p/>
        </draw:polygon>
        <draw:frame draw:style-name="gr2" draw:text-style-name="P3" draw:layer="layout" svg:width="9.667cm" svg:height="0.471cm" svg:x="7.694cm" svg:y="7.819cm">
          <draw:text-box>
            <text:p text:style-name="P2"><text:span text:style-name="T1">Industry Specific Intelligence Fire Management System <text:s/></text:span></text:p>
          </draw:text-box>
        </draw:frame>
        <draw:frame draw:style-name="gr2" draw:text-style-name="P3" draw:layer="layout" svg:width="0.422cm" svg:height="0.471cm" svg:x="2.524cm" svg:y="8.615cm">
          <draw:text-box>
            <text:p text:style-name="P2"><text:span text:style-name="T1"><text:s text:c="2"/></text:span></text:p>
          </draw:text-box>
        </draw:frame>
        <draw:frame draw:style-name="gr3" draw:text-style-name="P4" draw:layer="layout" svg:width="0.494cm" svg:height="0.547cm" svg:x="2.541cm" svg:y="9.2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5cm" svg:height="0.471cm" svg:x="2.664cm" svg:y="9.34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3.757cm" svg:height="0.471cm" svg:x="2.473cm" svg:y="9.929cm">
          <draw:text-box>
            <text:p text:style-name="P2"><text:span text:style-name="T1">#include &lt;WiFi.h&gt; <text:s text:c="4"/></text:span></text:p>
          </draw:text-box>
        </draw:frame>
        <draw:frame draw:style-name="gr2" draw:text-style-name="P3" draw:layer="layout" svg:width="3.727cm" svg:height="0.471cm" svg:x="2.473cm" svg:y="10.5cm">
          <draw:text-box>
            <text:p text:style-name="P2"><text:span text:style-name="T1">#include &lt;Wire.h&gt; <text:s text:c="4"/></text:span></text:p>
          </draw:text-box>
        </draw:frame>
        <draw:frame draw:style-name="gr2" draw:text-style-name="P3" draw:layer="layout" svg:width="3.499cm" svg:height="0.471cm" svg:x="2.473cm" svg:y="11.072cm">
          <draw:text-box>
            <text:p text:style-name="P2"><text:span text:style-name="T1">#include &lt;SPI.h&gt; <text:s text:c="4"/></text:span></text:p>
          </draw:text-box>
        </draw:frame>
        <draw:frame draw:style-name="gr2" draw:text-style-name="P3" draw:layer="layout" svg:width="6.259cm" svg:height="0.471cm" svg:x="2.473cm" svg:y="11.643cm">
          <draw:text-box>
            <text:p text:style-name="P2"><text:span text:style-name="T1">#include "ThingSpeak.h" <text:s/>#include <text:s text:c="2"/></text:span></text:p>
          </draw:text-box>
        </draw:frame>
        <draw:frame draw:style-name="gr2" draw:text-style-name="P3" draw:layer="layout" svg:width="3.232cm" svg:height="0.471cm" svg:x="2.473cm" svg:y="12.215cm">
          <draw:text-box>
            <text:p text:style-name="P2"><text:span text:style-name="T1">&lt;WiFiClient.h&gt; <text:s text:c="4"/></text:span></text:p>
          </draw:text-box>
        </draw:frame>
        <draw:frame draw:style-name="gr2" draw:text-style-name="P3" draw:layer="layout" svg:width="0.531cm" svg:height="0.471cm" svg:x="2.541cm" svg:y="12.79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2.067cm" svg:height="0.471cm" svg:x="2.473cm" svg:y="13.336cm">
          <draw:text-box>
            <text:p text:style-name="P2"><text:span text:style-name="T1">unsigned long myChannelNumber = 2; const char * <text:s/>myWriteAPIKey <text:s/></text:span></text:p>
          </draw:text-box>
        </draw:frame>
        <draw:frame draw:style-name="gr2" draw:text-style-name="P3" draw:layer="layout" svg:width="5.192cm" svg:height="0.471cm" svg:x="2.473cm" svg:y="13.908cm">
          <draw:text-box>
            <text:p text:style-name="P2"><text:span text:style-name="T1">= "25V40ZAPI6KIZFGY"; <text:s text:c="4"/></text:span></text:p>
          </draw:text-box>
        </draw:frame>
        <draw:frame draw:style-name="gr2" draw:text-style-name="P3" draw:layer="layout" svg:width="10.602cm" svg:height="0.471cm" svg:x="2.473cm" svg:y="14.479cm">
          <draw:text-box>
            <text:p text:style-name="P2"><text:span text:style-name="T1">int LED_PIN = 32; // the current reading from the input pin <text:s text:c="4"/></text:span></text:p>
          </draw:text-box>
        </draw:frame>
        <draw:frame draw:style-name="gr2" draw:text-style-name="P3" draw:layer="layout" svg:width="5.852cm" svg:height="0.471cm" svg:x="2.473cm" svg:y="15.051cm">
          <draw:text-box>
            <text:p text:style-name="P2"><text:span text:style-name="T1">int BUZZER_PIN= 12; const int <text:s text:c="2"/></text:span></text:p>
          </draw:text-box>
        </draw:frame>
        <draw:frame draw:style-name="gr2" draw:text-style-name="P3" draw:layer="layout" svg:width="2.275cm" svg:height="0.471cm" svg:x="2.473cm" svg:y="15.623cm">
          <draw:text-box>
            <text:p text:style-name="P2"><text:span text:style-name="T1">mq2 = 4; <text:s text:c="6"/></text:span></text:p>
          </draw:text-box>
        </draw:frame>
        <draw:frame draw:style-name="gr2" draw:text-style-name="P3" draw:layer="layout" svg:width="2.779cm" svg:height="0.471cm" svg:x="2.473cm" svg:y="16.199cm">
          <draw:text-box>
            <text:p text:style-name="P2"><text:span text:style-name="T1">int value = 0; <text:s text:c="4"/></text:span></text:p>
          </draw:text-box>
        </draw:frame>
        <draw:frame draw:style-name="gr2" draw:text-style-name="P3" draw:layer="layout" svg:width="0.531cm" svg:height="0.471cm" svg:x="2.541cm" svg:y="16.76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3.083cm" svg:height="0.471cm" svg:x="2.473cm" svg:y="17.325cm">
          <draw:text-box>
            <text:p text:style-name="P2"><text:span text:style-name="T1">//Flame <text:s/>int flame_sensor_pin = 10 ;// initializing pin 10 as the sensor digital </text:span></text:p>
          </draw:text-box>
        </draw:frame>
        <draw:frame draw:style-name="gr2" draw:text-style-name="P3" draw:layer="layout" svg:width="10.636cm" svg:height="0.471cm" svg:x="2.49cm" svg:y="17.833cm">
          <draw:text-box>
            <text:p text:style-name="P2"><text:span text:style-name="T1">output pin int <text:s/>flame_pin = HIGH ; // current state of sensor <text:s text:c="4"/></text:span></text:p>
          </draw:text-box>
        </draw:frame>
        <draw:frame draw:style-name="gr2" draw:text-style-name="P3" draw:layer="layout" svg:width="0.637cm" svg:height="0.471cm" svg:x="2.541cm" svg:y="18.409cm">
          <draw:text-box>
            <text:p text:style-name="P2"><text:span text:style-name="T1"><text:s text:c="6"/></text:span></text:p>
          </draw:text-box>
        </draw:frame>
        <draw:frame draw:style-name="gr2" draw:text-style-name="P3" draw:layer="layout" svg:width="7.457cm" svg:height="0.471cm" svg:x="2.473cm" svg:y="18.955cm">
          <draw:text-box>
            <text:p text:style-name="P2"><text:span text:style-name="T1">char ssid[] = "RATHIDEVI"; <text:s text:c="2"/>char <text:s/>pass[] <text:s/></text:span></text:p>
          </draw:text-box>
        </draw:frame>
        <draw:frame draw:style-name="gr2" draw:text-style-name="P3" draw:layer="layout" svg:width="7.241cm" svg:height="0.471cm" svg:x="2.473cm" svg:y="19.526cm">
          <draw:text-box>
            <text:p text:style-name="P2"><text:span text:style-name="T1">= "RATHIDEVI"; <text:s text:c="4"/>WiFiClient client; <text:s text:c="4"/></text:span></text:p>
          </draw:text-box>
        </draw:frame>
        <draw:frame draw:style-name="gr2" draw:text-style-name="P3" draw:layer="layout" svg:width="4.384cm" svg:height="0.471cm" svg:x="2.473cm" svg:y="20.098cm">
          <draw:text-box>
            <text:p text:style-name="P2"><text:span text:style-name="T1">#define PIN_LM35 39 <text:s text:c="4"/></text:span></text:p>
          </draw:text-box>
        </draw:frame>
        <draw:frame draw:style-name="gr2" draw:text-style-name="P3" draw:layer="layout" svg:width="6.208cm" svg:height="0.471cm" svg:x="2.473cm" svg:y="20.669cm">
          <draw:text-box>
            <text:p text:style-name="P2"><text:span text:style-name="T1">#define ADC_VREF_mV 3300.0 <text:s text:c="4"/></text:span></text:p>
          </draw:text-box>
        </draw:frame>
        <draw:frame draw:style-name="gr2" draw:text-style-name="P3" draw:layer="layout" svg:width="6.932cm" svg:height="0.471cm" svg:x="2.473cm" svg:y="21.241cm">
          <draw:text-box>
            <text:p text:style-name="P2"><text:span text:style-name="T1">#define ADC_RESOLUTION 4096.0 <text:s text:c="4"/></text:span></text:p>
          </draw:text-box>
        </draw:frame>
        <draw:frame draw:style-name="gr2" draw:text-style-name="P3" draw:layer="layout" svg:width="5.052cm" svg:height="0.471cm" svg:x="2.473cm" svg:y="21.817cm">
          <draw:text-box>
            <text:p text:style-name="P2"><text:span text:style-name="T1">#define RELAY_PIN <text:s text:c="3"/>17 <text:s text:c="4"/></text:span></text:p>
          </draw:text-box>
        </draw:frame>
        <draw:frame draw:style-name="gr2" draw:text-style-name="P3" draw:layer="layout" svg:width="5.158cm" svg:height="0.471cm" svg:x="2.473cm" svg:y="22.389cm">
          <draw:text-box>
            <text:p text:style-name="P2"><text:span text:style-name="T1">#define RELAY_PIN1 <text:s/>27 <text:s text:c="5"/></text:span></text:p>
          </draw:text-box>
        </draw:frame>
        <draw:frame draw:style-name="gr2" draw:text-style-name="P3" draw:layer="layout" svg:width="0.531cm" svg:height="0.471cm" svg:x="2.541cm" svg:y="22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23.515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2.563cm" svg:height="0.471cm" svg:x="2.473cm" svg:y="24.061cm">
          <draw:text-box>
            <text:p text:style-name="P2"><text:span text:style-name="T1">void setup() <text:s text:c="4"/></text:span></text:p>
          </draw:text-box>
        </draw:frame>
        <draw:frame draw:style-name="gr2" draw:text-style-name="P3" draw:layer="layout" svg:width="0.734cm" svg:height="0.471cm" svg:x="2.473cm" svg:y="24.637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4.549cm" svg:height="0.471cm" svg:x="2.473cm" svg:y="25.208cm">
          <draw:text-box>
            <text:p text:style-name="P2"><text:span text:style-name="T1"><text:s text:c="2"/></text:span><text:span text:style-name="T1">Serial.begin(115200); <text:s text:c="5"/></text:span></text:p>
          </draw:text-box>
        </draw:frame>
        <draw:frame draw:style-name="gr2" draw:text-style-name="P3" draw:layer="layout" svg:width="13.384cm" svg:height="0.471cm" svg:x="2.473cm" svg:y="25.78cm">
          <draw:text-box>
            <text:p text:style-name="P2"><text:span text:style-name="T1">pinMode(RELAY_PIN, OUTPUT); <text:s text:c="3"/>pinMode(RELAY_PIN1, OUTPUT); <text:s text:c="4"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5.874cm" svg:height="0.471cm" svg:x="2.473cm" svg:y="3.531cm">
          <draw:text-box>
            <text:p text:style-name="P2"><text:span text:style-name="T1"><text:s text:c="2"/></text:span><text:span text:style-name="T1">Serial.print("Connecting to "); <text:s text:c="4"/></text:span></text:p>
          </draw:text-box>
        </draw:frame>
        <draw:frame draw:style-name="gr2" draw:text-style-name="P3" draw:layer="layout" svg:width="3.812cm" svg:height="0.471cm" svg:x="2.473cm" svg:y="4.102cm">
          <draw:text-box>
            <text:p text:style-name="P2"><text:span text:style-name="T1"><text:s text:c="2"/></text:span><text:span text:style-name="T1">Serial.println(ssid); <text:s text:c="2"/></text:span></text:p>
          </draw:text-box>
        </draw:frame>
        <draw:frame draw:style-name="gr2" draw:text-style-name="P3" draw:layer="layout" svg:width="6.339cm" svg:height="0.471cm" svg:x="2.49cm" svg:y="4.606cm">
          <draw:text-box>
            <text:p text:style-name="P2"><text:span text:style-name="T1">WiFi.begin(ssid, pass); <text:s text:c="3"/>int wifi_ctr </text:span></text:p>
          </draw:text-box>
        </draw:frame>
        <draw:frame draw:style-name="gr2" draw:text-style-name="P3" draw:layer="layout" svg:width="1.204cm" svg:height="0.471cm" svg:x="2.49cm" svg:y="5.118cm">
          <draw:text-box>
            <text:p text:style-name="P2"><text:span text:style-name="T1">= 0; <text:s text:c="4"/></text:span></text:p>
          </draw:text-box>
        </draw:frame>
        <draw:frame draw:style-name="gr2" draw:text-style-name="P3" draw:layer="layout" svg:width="8.308cm" svg:height="0.471cm" svg:x="2.473cm" svg:y="5.69cm">
          <draw:text-box>
            <text:p text:style-name="P2"><text:span text:style-name="T1"><text:s text:c="2"/></text:span><text:span text:style-name="T1">while (WiFi.status() != WL_CONNECTED) <text:s text:c="4"/></text:span></text:p>
          </draw:text-box>
        </draw:frame>
        <draw:frame draw:style-name="gr2" draw:text-style-name="P3" draw:layer="layout" svg:width="0.946cm" svg:height="0.471cm" svg:x="2.473cm" svg:y="6.266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3.008cm" svg:height="0.471cm" svg:x="2.473cm" svg:y="6.833cm">
          <draw:text-box>
            <text:p text:style-name="P2"><text:span text:style-name="T1"><text:s text:c="2"/></text:span><text:span text:style-name="T1">delay(1000); <text:s text:c="5"/></text:span></text:p>
          </draw:text-box>
        </draw:frame>
        <draw:frame draw:style-name="gr2" draw:text-style-name="P3" draw:layer="layout" svg:width="3.274cm" svg:height="0.471cm" svg:x="2.49cm" svg:y="7.345cm">
          <draw:text-box>
            <text:p text:style-name="P2"><text:span text:style-name="T1">Serial.print("."); <text:s text:c="4"/></text:span></text:p>
          </draw:text-box>
        </draw:frame>
        <draw:frame draw:style-name="gr2" draw:text-style-name="P3" draw:layer="layout" svg:width="0.946cm" svg:height="0.471cm" svg:x="2.473cm" svg:y="7.917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6.716cm" svg:height="0.471cm" svg:x="2.473cm" svg:y="8.488cm">
          <draw:text-box>
            <text:p text:style-name="P2"><text:span text:style-name="T1"><text:s text:c="2"/></text:span><text:span text:style-name="T1">Serial.println("WiFi connected"); <text:s text:c="7"/></text:span></text:p>
          </draw:text-box>
        </draw:frame>
        <draw:frame draw:style-name="gr2" draw:text-style-name="P3" draw:layer="layout" svg:width="15.145cm" svg:height="0.471cm" svg:x="2.473cm" svg:y="9.056cm">
          <draw:text-box>
            <text:p text:style-name="P2"><text:span text:style-name="T1">ThingSpeak.begin(client); <text:s text:c="2"/>pinMode(LED_PIN, OUTPUT); <text:s text:c="2"/>pinMode(mq2, INPUT); <text:s text:c="3"/></text:span></text:p>
          </draw:text-box>
        </draw:frame>
        <draw:frame draw:style-name="gr2" draw:text-style-name="P3" draw:layer="layout" svg:width="13.451cm" svg:height="0.471cm" svg:x="2.49cm" svg:y="9.564cm">
          <draw:text-box>
            <text:p text:style-name="P2"><text:span text:style-name="T1">pinMode ( flame_sensor_pin , INPUT ); // declaring sensor pin as input pin for </text:span></text:p>
          </draw:text-box>
        </draw:frame>
        <draw:frame draw:style-name="gr2" draw:text-style-name="P3" draw:layer="layout" svg:width="8.604cm" svg:height="0.471cm" svg:x="2.49cm" svg:y="10.077cm">
          <draw:text-box>
            <text:p text:style-name="P2"><text:span text:style-name="T1">Arduino <text:s text:c="2"/>pinMode(BUZZER_PIN, OUTPUT); <text:s text:c="4"/></text:span></text:p>
          </draw:text-box>
        </draw:frame>
        <draw:frame draw:style-name="gr2" draw:text-style-name="P3" draw:layer="layout" svg:width="0.734cm" svg:height="0.471cm" svg:x="2.473cm" svg:y="10.648cm">
          <draw:text-box>
            <text:p text:style-name="P2"><text:span text:style-name="T1">} <text:s text:c="4"/></text:span></text:p>
          </draw:text-box>
        </draw:frame>
        <draw:frame draw:style-name="gr2" draw:text-style-name="P3" draw:layer="layout" svg:width="0.531cm" svg:height="0.471cm" svg:x="2.541cm" svg:y="11.215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11.77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685cm" svg:height="0.471cm" svg:x="2.473cm" svg:y="12.316cm">
          <draw:text-box>
            <text:p text:style-name="P2"><text:span text:style-name="T1">void temperature() <text:s text:c="4"/></text:span></text:p>
          </draw:text-box>
        </draw:frame>
        <draw:frame draw:style-name="gr2" draw:text-style-name="P3" draw:layer="layout" svg:width="0.734cm" svg:height="0.471cm" svg:x="2.473cm" svg:y="12.888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1.894cm" svg:height="0.471cm" svg:x="2.473cm" svg:y="13.459cm">
          <draw:text-box>
            <text:p text:style-name="P2"><text:span text:style-name="T1"><text:s text:c="2"/></text:span><text:span text:style-name="T1">int adcVal = analogRead(PIN_LM35); <text:s text:c="3"/>float milliVolt = adcVal * <text:s text:c="2"/></text:span></text:p>
          </draw:text-box>
        </draw:frame>
        <draw:frame draw:style-name="gr2" draw:text-style-name="P3" draw:layer="layout" svg:width="12.401cm" svg:height="0.471cm" svg:x="2.473cm" svg:y="14.031cm">
          <draw:text-box>
            <text:p text:style-name="P2"><text:span text:style-name="T1">(ADC_VREF_mV / ADC_RESOLUTION); <text:s text:c="2"/>float tempC = milliVolt / <text:s text:c="2"/></text:span></text:p>
          </draw:text-box>
        </draw:frame>
        <draw:frame draw:style-name="gr2" draw:text-style-name="P3" draw:layer="layout" svg:width="6.407cm" svg:height="0.471cm" svg:x="2.473cm" svg:y="14.606cm">
          <draw:text-box>
            <text:p text:style-name="P2"><text:span text:style-name="T1">10; <text:s text:c="2"/>Serial.print("Temperature: "); <text:s text:c="4"/></text:span></text:p>
          </draw:text-box>
        </draw:frame>
        <draw:frame draw:style-name="gr2" draw:text-style-name="P3" draw:layer="layout" svg:width="4.27cm" svg:height="0.471cm" svg:x="2.473cm" svg:y="15.179cm">
          <draw:text-box>
            <text:p text:style-name="P2"><text:span text:style-name="T1"><text:s text:c="2"/></text:span><text:span text:style-name="T1">Serial.print(tempC); <text:s text:c="5"/></text:span></text:p>
          </draw:text-box>
        </draw:frame>
        <draw:frame draw:style-name="gr2" draw:text-style-name="P3" draw:layer="layout" svg:width="5.256cm" svg:height="0.471cm" svg:x="2.473cm" svg:y="15.75cm">
          <draw:text-box>
            <text:p text:style-name="P2"><text:span text:style-name="T1">Serial.print("°C"); <text:s text:c="3"/>if(tempC <text:s/></text:span></text:p>
          </draw:text-box>
        </draw:frame>
        <draw:frame draw:style-name="gr2" draw:text-style-name="P3" draw:layer="layout" svg:width="1.437cm" svg:height="0.471cm" svg:x="2.473cm" svg:y="16.322cm">
          <draw:text-box>
            <text:p text:style-name="P2"><text:span text:style-name="T1">&gt; 60) <text:s text:c="4"/></text:span></text:p>
          </draw:text-box>
        </draw:frame>
        <draw:frame draw:style-name="gr2" draw:text-style-name="P3" draw:layer="layout" svg:width="0.946cm" svg:height="0.471cm" svg:x="2.473cm" svg:y="16.893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4.79cm" svg:height="0.471cm" svg:x="2.473cm" svg:y="17.469cm">
          <draw:text-box>
            <text:p text:style-name="P2"><text:span text:style-name="T1"><text:s text:c="4"/></text:span><text:span text:style-name="T1">Serial.println("Alert"); <text:s text:c="4"/></text:span></text:p>
          </draw:text-box>
        </draw:frame>
        <draw:frame draw:style-name="gr2" draw:text-style-name="P3" draw:layer="layout" svg:width="8.862cm" svg:height="0.471cm" svg:x="2.473cm" svg:y="18.04cm">
          <draw:text-box>
            <text:p text:style-name="P2"><text:span text:style-name="T1"><text:s text:c="4"/></text:span><text:span text:style-name="T1">digitalWrite(BUZZER_PIN, HIGH); // turn on <text:s text:c="4"/></text:span></text:p>
          </draw:text-box>
        </draw:frame>
        <draw:frame draw:style-name="gr2" draw:text-style-name="P3" draw:layer="layout" svg:width="1.92cm" svg:height="0.471cm" svg:x="2.473cm" svg:y="18.612cm">
          <draw:text-box>
            <text:p text:style-name="P2"><text:span text:style-name="T1"><text:s text:c="2"/></text:span><text:span text:style-name="T1">} <text:s text:c="2"/>else <text:s text:c="4"/></text:span></text:p>
          </draw:text-box>
        </draw:frame>
        <draw:frame draw:style-name="gr2" draw:text-style-name="P3" draw:layer="layout" svg:width="0.946cm" svg:height="0.471cm" svg:x="2.473cm" svg:y="19.183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8.875cm" svg:height="0.471cm" svg:x="2.473cm" svg:y="19.755cm">
          <draw:text-box>
            <text:p text:style-name="P2"><text:span text:style-name="T1"><text:s text:c="5"/></text:span><text:span text:style-name="T1">digitalWrite(BUZZER_PIN, LOW); // turn on <text:s text:c="4"/></text:span></text:p>
          </draw:text-box>
        </draw:frame>
        <draw:frame draw:style-name="gr2" draw:text-style-name="P3" draw:layer="layout" svg:width="0.946cm" svg:height="0.471cm" svg:x="2.473cm" svg:y="20.331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15.073cm" svg:height="0.471cm" svg:x="2.473cm" svg:y="20.902cm">
          <draw:text-box>
            <text:p text:style-name="P2"><text:span text:style-name="T1"><text:s text:c="3"/></text:span><text:span text:style-name="T1">int x = ThingSpeak.writeField(myChannelNumber,1, tempC, myWriteAPIKey); <text:s text:c="3"/>} <text:s text:c="4"/></text:span></text:p>
          </draw:text-box>
        </draw:frame>
        <draw:frame draw:style-name="gr2" draw:text-style-name="P3" draw:layer="layout" svg:width="0.531cm" svg:height="0.471cm" svg:x="2.541cm" svg:y="21.475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531cm" svg:height="0.471cm" svg:x="2.541cm" svg:y="22.021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643cm" svg:height="0.471cm" svg:x="2.473cm" svg:y="22.567cm">
          <draw:text-box>
            <text:p text:style-name="P2"><text:span text:style-name="T1">void GasSensors() <text:s text:c="4"/></text:span></text:p>
          </draw:text-box>
        </draw:frame>
        <draw:frame draw:style-name="gr2" draw:text-style-name="P3" draw:layer="layout" svg:width="0.734cm" svg:height="0.471cm" svg:x="2.473cm" svg:y="23.143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.734cm" svg:height="0.471cm" svg:x="2.473cm" svg:y="23.714cm">
          <draw:text-box>
            <text:p text:style-name="P2"><text:span text:style-name="T1"><text:s text:c="2"/></text:span><text:span text:style-name="T1">//mq2 <text:s text:c="4"/></text:span></text:p>
          </draw:text-box>
        </draw:frame>
        <draw:frame draw:style-name="gr2" draw:text-style-name="P3" draw:layer="layout" svg:width="0.531cm" svg:height="0.471cm" svg:x="2.541cm" svg:y="24.28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8.533cm" svg:height="0.471cm" svg:x="2.473cm" svg:y="24.832cm">
          <draw:text-box>
            <text:p text:style-name="P2"><text:span text:style-name="T1"><text:s text:c="2"/></text:span><text:span text:style-name="T1">int gassensorAnalogmq2 = analogRead(mq2); <text:s text:c="4"/></text:span></text:p>
          </draw:text-box>
        </draw:frame>
        <draw:frame draw:style-name="gr2" draw:text-style-name="P3" draw:layer="layout" svg:width="6.378cm" svg:height="0.471cm" svg:x="2.473cm" svg:y="25.403cm">
          <draw:text-box>
            <text:p text:style-name="P2"><text:span text:style-name="T1"><text:s text:c="2"/></text:span><text:span text:style-name="T1">Serial.print("mq2 Gas Sensor: "); <text:s text:c="4"/></text:span></text:p>
          </draw:text-box>
        </draw:frame>
        <draw:frame draw:style-name="gr2" draw:text-style-name="P3" draw:layer="layout" svg:width="6.674cm" svg:height="0.471cm" svg:x="2.473cm" svg:y="25.974cm">
          <draw:text-box>
            <text:p text:style-name="P2"><text:span text:style-name="T1"><text:s text:c="2"/></text:span><text:span text:style-name="T1">Serial.print(gassensorAnalogmq2); <text:s text:c="4"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0.026cm" svg:height="27.974cm" svg:x="0.846cm" svg:y="0.863cm" svg:viewBox="0 0 27 27975" draw:points="0,0 27,0 27,27975 0,27975">
          <text:p/>
        </draw:polygon>
        <draw:polygon draw:style-name="gr1" draw:text-style-name="P1" draw:layer="layout" svg:width="0.027cm" svg:height="27.974cm" svg:x="20.137cm" svg:y="0.863cm" svg:viewBox="0 0 28 27975" draw:points="0,0 28,0 28,27975 0,27975">
          <text:p/>
        </draw:polygon>
        <draw:frame draw:style-name="gr2" draw:text-style-name="P3" draw:layer="layout" svg:width="0.422cm" svg:height="0.471cm" svg:x="3.328cm" svg:y="0.87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5cm" svg:height="0.471cm" svg:x="2.482cm" svg:y="1.439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0.531cm" svg:height="0.471cm" svg:x="4.996cm" svg:y="1.96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0.422cm" svg:height="0.471cm" svg:x="4.988cm" svg:y="2.468cm">
          <draw:text-box>
            <text:p text:style-name="P2"><text:span text:style-name="T1"><text:s text:c="2"/></text:span></text:p>
          </draw:text-box>
        </draw:frame>
        <draw:frame draw:style-name="gr2" draw:text-style-name="P3" draw:layer="layout" svg:width="0.422cm" svg:height="0.471cm" svg:x="2.473cm" svg:y="2.95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0.026cm" svg:height="0.026cm" svg:x="0.846cm" svg:y="0.846cm" svg:viewBox="0 0 27 27" draw:points="0,0 27,0 27,27 0,27">
          <text:p/>
        </draw:polygon>
        <draw:polygon draw:style-name="gr1" draw:text-style-name="P1" draw:layer="layout" svg:width="19.274cm" svg:height="0.026cm" svg:x="0.863cm" svg:y="0.846cm" svg:viewBox="0 0 19275 27" draw:points="0,0 19275,0 19275,27 0,27">
          <text:p/>
        </draw:polygon>
        <draw:polygon draw:style-name="gr1" draw:text-style-name="P1" draw:layer="layout" svg:width="0.027cm" svg:height="0.026cm" svg:x="20.137cm" svg:y="0.846cm" svg:viewBox="0 0 28 27" draw:points="0,0 28,0 28,27 0,27">
          <text:p/>
        </draw:polygon>
        <draw:polygon draw:style-name="gr1" draw:text-style-name="P1" draw:layer="layout" svg:width="0.026cm" svg:height="0.026cm" svg:x="0.846cm" svg:y="28.841cm" svg:viewBox="0 0 27 27" draw:points="0,0 27,0 27,27 0,27">
          <text:p/>
        </draw:polygon>
        <draw:polygon draw:style-name="gr1" draw:text-style-name="P1" draw:layer="layout" svg:width="19.274cm" svg:height="0.026cm" svg:x="0.863cm" svg:y="28.841cm" svg:viewBox="0 0 19275 27" draw:points="0,0 19275,0 19275,27 0,27">
          <text:p/>
        </draw:polygon>
        <draw:polygon draw:style-name="gr1" draw:text-style-name="P1" draw:layer="layout" svg:width="0.027cm" svg:height="0.026cm" svg:x="20.137cm" svg:y="28.841cm" svg:viewBox="0 0 28 27" draw:points="0,0 28,0 28,27 0,27">
          <text:p/>
        </draw:polygon>
        <draw:frame draw:style-name="gr2" draw:text-style-name="P3" draw:layer="layout" svg:width="0.425cm" svg:height="0.471cm" svg:x="2.482cm" svg:y="28.871cm">
          <draw:text-box>
            <text:p text:style-name="P2"><text:span text:style-name="T1"><text:s text:c="4"/></text:span></text:p>
          </draw:text-box>
        </draw:frame>
        <draw:frame draw:style-name="gr2" draw:text-style-name="P3" draw:layer="layout" svg:width="3.618cm" svg:height="0.471cm" svg:x="2.473cm" svg:y="3.531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3.618cm" svg:height="0.471cm" svg:x="2.473cm" svg:y="4.107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3.618cm" svg:height="0.471cm" svg:x="2.473cm" svg:y="4.678cm">
          <draw:text-box>
            <text:p text:style-name="P2"><text:span text:style-name="T1"><text:s text:c="2"/></text:span><text:span text:style-name="T1">Serial.print("\t"); <text:s text:c="4"/></text:span></text:p>
          </draw:text-box>
        </draw:frame>
        <draw:frame draw:style-name="gr2" draw:text-style-name="P3" draw:layer="layout" svg:width="0.637cm" svg:height="0.471cm" svg:x="2.541cm" svg:y="5.25cm">
          <draw:text-box>
            <text:p text:style-name="P2"><text:span text:style-name="T1"><text:s text:c="6"/></text:span></text:p>
          </draw:text-box>
        </draw:frame>
        <draw:frame draw:style-name="gr2" draw:text-style-name="P3" draw:layer="layout" svg:width="6.323cm" svg:height="0.471cm" svg:x="2.473cm" svg:y="5.796cm">
          <draw:text-box>
            <text:p text:style-name="P2"><text:span text:style-name="T1"><text:s text:c="2"/></text:span><text:span text:style-name="T1">if (gassensorAnalogmq2 &gt; 1500) <text:s text:c="4"/></text:span></text:p>
          </draw:text-box>
        </draw:frame>
        <draw:frame draw:style-name="gr2" draw:text-style-name="P3" draw:layer="layout" svg:width="0.946cm" svg:height="0.471cm" svg:x="2.473cm" svg:y="6.367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10.119cm" svg:height="0.471cm" svg:x="2.473cm" svg:y="6.939cm">
          <draw:text-box>
            <text:p text:style-name="P2"><text:span text:style-name="T1"><text:s text:c="4"/></text:span><text:span text:style-name="T1">Serial.println("mq2Gas"); <text:s text:c="5"/>Serial.println("Alert"); <text:s text:c="7"/></text:span></text:p>
          </draw:text-box>
        </draw:frame>
        <draw:frame draw:style-name="gr2" draw:text-style-name="P3" draw:layer="layout" svg:width="13.824cm" svg:height="0.471cm" svg:x="2.49cm" svg:y="7.447cm">
          <draw:text-box>
            <text:p text:style-name="P2"><text:span text:style-name="T1">digitalWrite(RELAY_PIN1, HIGH); // turn on fan 10 seconds <text:s text:c="5"/>delay(100); <text:s text:c="6"/></text:span></text:p>
          </draw:text-box>
        </draw:frame>
        <draw:frame draw:style-name="gr2" draw:text-style-name="P3" draw:layer="layout" svg:width="1.92cm" svg:height="0.471cm" svg:x="2.473cm" svg:y="8.022cm">
          <draw:text-box>
            <text:p text:style-name="P2"><text:span text:style-name="T1"><text:s text:c="2"/></text:span><text:span text:style-name="T1">} <text:s text:c="2"/>else <text:s text:c="4"/></text:span></text:p>
          </draw:text-box>
        </draw:frame>
        <draw:frame draw:style-name="gr2" draw:text-style-name="P3" draw:layer="layout" svg:width="0.946cm" svg:height="0.471cm" svg:x="2.473cm" svg:y="8.594cm">
          <draw:text-box>
            <text:p text:style-name="P2"><text:span text:style-name="T1"><text:s text:c="2"/></text:span><text:span text:style-name="T1">{ <text:s text:c="4"/></text:span></text:p>
          </draw:text-box>
        </draw:frame>
        <draw:frame draw:style-name="gr2" draw:text-style-name="P3" draw:layer="layout" svg:width="11.182cm" svg:height="0.471cm" svg:x="2.473cm" svg:y="9.167cm">
          <draw:text-box>
            <text:p text:style-name="P2"><text:span text:style-name="T1"><text:s text:c="4"/></text:span><text:span text:style-name="T1">Serial.println("No mq2Gas"); <text:s text:c="5"/>digitalWrite(RELAY_PIN1, <text:s text:c="2"/></text:span></text:p>
          </draw:text-box>
        </draw:frame>
        <draw:frame draw:style-name="gr2" draw:text-style-name="P3" draw:layer="layout" svg:width="8.782cm" svg:height="0.471cm" svg:x="2.473cm" svg:y="9.738cm">
          <draw:text-box>
            <text:p text:style-name="P2"><text:span text:style-name="T1">LOW); <text:s/>// turn off fan 10 seconds <text:s text:c="5"/>delay(100); <text:s text:c="4"/></text:span></text:p>
          </draw:text-box>
        </draw:frame>
        <draw:frame draw:style-name="gr2" draw:text-style-name="P3" draw:layer="layout" svg:width="0.955cm" svg:height="0.471cm" svg:x="2.541cm" svg:y="10.31cm">
          <draw:text-box>
            <text:p text:style-name="P2"><text:span text:style-name="T1"><text:s text:c="9"/></text:span></text:p>
          </draw:text-box>
        </draw:frame>
        <draw:frame draw:style-name="gr2" draw:text-style-name="P3" draw:layer="layout" svg:width="0.946cm" svg:height="0.471cm" svg:x="2.473cm" svg:y="10.856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0.531cm" svg:height="0.471cm" svg:x="2.541cm" svg:y="11.431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13.363cm" svg:height="0.471cm" svg:x="2.473cm" svg:y="11.977cm">
          <draw:text-box>
            <text:p text:style-name="P2"><text:span text:style-name="T1"><text:s text:c="2"/></text:span><text:span text:style-name="T1">int a = ThingSpeak.writeField(myChannelNumber,4, gassensorAnalogmq2, <text:s text:c="2"/></text:span></text:p>
          </draw:text-box>
        </draw:frame>
        <draw:frame draw:style-name="gr2" draw:text-style-name="P3" draw:layer="layout" svg:width="3.677cm" svg:height="0.471cm" svg:x="2.473cm" svg:y="12.549cm">
          <draw:text-box>
            <text:p text:style-name="P2"><text:span text:style-name="T1">myWriteAPIKey); <text:s text:c="4"/></text:span></text:p>
          </draw:text-box>
        </draw:frame>
        <draw:frame draw:style-name="gr2" draw:text-style-name="P3" draw:layer="layout" svg:width="0.743cm" svg:height="0.471cm" svg:x="2.541cm" svg:y="13.12cm">
          <draw:text-box>
            <text:p text:style-name="P2"><text:span text:style-name="T1"><text:s text:c="7"/></text:span></text:p>
          </draw:text-box>
        </draw:frame>
        <draw:frame draw:style-name="gr2" draw:text-style-name="P3" draw:layer="layout" svg:width="0.734cm" svg:height="0.471cm" svg:x="2.473cm" svg:y="13.667cm">
          <draw:text-box>
            <text:p text:style-name="P2"><text:span text:style-name="T1">} <text:s text:c="4"/></text:span></text:p>
          </draw:text-box>
        </draw:frame>
        <draw:frame draw:style-name="gr2" draw:text-style-name="P3" draw:layer="layout" svg:width="0.531cm" svg:height="0.471cm" svg:x="2.541cm" svg:y="14.242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71cm" svg:height="0.471cm" svg:x="2.473cm" svg:y="14.788cm">
          <draw:text-box>
            <text:p text:style-name="P2"><text:span text:style-name="T1">void flamesensor() <text:s text:c="4"/></text:span></text:p>
          </draw:text-box>
        </draw:frame>
        <draw:frame draw:style-name="gr2" draw:text-style-name="P3" draw:layer="layout" svg:width="12.914cm" svg:height="0.471cm" svg:x="2.473cm" svg:y="15.356cm">
          <draw:text-box>
            <text:p text:style-name="P2"><text:span text:style-name="T1">{ <text:s/>flame_pin = digitalRead ( flame_sensor_pin ) ; // reading from the sensor </text:span></text:p>
          </draw:text-box>
        </draw:frame>
        <draw:frame draw:style-name="gr2" draw:text-style-name="P3" draw:layer="layout" svg:width="8.278cm" svg:height="0.471cm" svg:x="2.49cm" svg:y="15.869cm">
          <draw:text-box>
            <text:p text:style-name="P2"><text:span text:style-name="T1">if (flame_pin == LOW ) // applying condition <text:s text:c="4"/></text:span></text:p>
          </draw:text-box>
        </draw:frame>
        <draw:frame draw:style-name="gr2" draw:text-style-name="P3" draw:layer="layout" svg:width="0.734cm" svg:height="0.471cm" svg:x="2.473cm" svg:y="16.44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14.759cm" svg:height="0.471cm" svg:x="2.473cm" svg:y="17.007cm">
          <draw:text-box>
            <text:p text:style-name="P2"><text:span text:style-name="T1">Serial.println ( " ALERT: FLAME IS DETECTED" ) ; <text:s text:c="3"/>digitalWrite (BUZZER_PIN, </text:span></text:p>
          </draw:text-box>
        </draw:frame>
        <draw:frame draw:style-name="gr2" draw:text-style-name="P3" draw:layer="layout" svg:width="10.924cm" svg:height="0.471cm" svg:x="2.49cm" svg:y="17.52cm">
          <draw:text-box>
            <text:p text:style-name="P2"><text:span text:style-name="T1">HIGH ) ;// if state is high, then turn high the BUZZER <text:s/>} else <text:s text:c="4"/></text:span></text:p>
          </draw:text-box>
        </draw:frame>
        <draw:frame draw:style-name="gr2" draw:text-style-name="P3" draw:layer="layout" svg:width="0.734cm" svg:height="0.471cm" svg:x="2.473cm" svg:y="18.091cm">
          <draw:text-box>
            <text:p text:style-name="P2"><text:span text:style-name="T1">{ <text:s text:c="4"/></text:span></text:p>
          </draw:text-box>
        </draw:frame>
        <draw:frame draw:style-name="gr2" draw:text-style-name="P3" draw:layer="layout" svg:width="8.575cm" svg:height="0.471cm" svg:x="2.473cm" svg:y="18.663cm">
          <draw:text-box>
            <text:p text:style-name="P2"><text:span text:style-name="T1">Serial.println ( " NO FLAME DETECTED " ) ; <text:s text:c="4"/></text:span></text:p>
          </draw:text-box>
        </draw:frame>
        <draw:frame draw:style-name="gr2" draw:text-style-name="P3" draw:layer="layout" svg:width="11.072cm" svg:height="0.471cm" svg:x="2.473cm" svg:y="19.238cm">
          <draw:text-box>
            <text:p text:style-name="P2"><text:span text:style-name="T1">digitalWrite (BUZZER_PIN , LOW ) ; // otherwise turn it low <text:s text:c="4"/></text:span></text:p>
          </draw:text-box>
        </draw:frame>
        <draw:frame draw:style-name="gr2" draw:text-style-name="P3" draw:layer="layout" svg:width="14.484cm" svg:height="0.471cm" svg:x="2.473cm" svg:y="19.81cm">
          <draw:text-box>
            <text:p text:style-name="P2"><text:span text:style-name="T1">} <text:s text:c="2"/>int value = digitalRead(flame_sensor_pin); // read the analog value from sensor <text:s text:c="4"/></text:span></text:p>
          </draw:text-box>
        </draw:frame>
        <draw:frame draw:style-name="gr2" draw:text-style-name="P3" draw:layer="layout" svg:width="0.531cm" svg:height="0.471cm" svg:x="2.541cm" svg:y="20.381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8.858cm" svg:height="0.471cm" svg:x="2.473cm" svg:y="20.927cm">
          <draw:text-box>
            <text:p text:style-name="P2"><text:span text:style-name="T1"><text:s text:c="2"/></text:span><text:span text:style-name="T1">if (value ==LOW) { <text:s text:c="4"/>Serial.print("FLAME"); <text:s text:c="5"/></text:span></text:p>
          </draw:text-box>
        </draw:frame>
        <draw:frame draw:style-name="gr2" draw:text-style-name="P3" draw:layer="layout" svg:width="6.543cm" svg:height="0.471cm" svg:x="2.473cm" svg:y="21.5cm">
          <draw:text-box>
            <text:p text:style-name="P2"><text:span text:style-name="T1">digitalWrite(RELAY_PIN, HIGH); <text:s text:c="4"/></text:span></text:p>
          </draw:text-box>
        </draw:frame>
        <draw:frame draw:style-name="gr2" draw:text-style-name="P3" draw:layer="layout" svg:width="2.017cm" svg:height="0.471cm" svg:x="2.473cm" svg:y="22.071cm">
          <draw:text-box>
            <text:p text:style-name="P2"><text:span text:style-name="T1"><text:s text:c="2"/></text:span><text:span text:style-name="T1">} else { <text:s text:c="4"/></text:span></text:p>
          </draw:text-box>
        </draw:frame>
        <draw:frame draw:style-name="gr2" draw:text-style-name="P3" draw:layer="layout" svg:width="6.06cm" svg:height="0.471cm" svg:x="2.473cm" svg:y="22.643cm">
          <draw:text-box>
            <text:p text:style-name="P2"><text:span text:style-name="T1"><text:s text:c="4"/></text:span><text:span text:style-name="T1">Serial.print("NO FLAME"); <text:s text:c="7"/></text:span></text:p>
          </draw:text-box>
        </draw:frame>
        <draw:frame draw:style-name="gr2" draw:text-style-name="P3" draw:layer="layout" svg:width="6.449cm" svg:height="0.471cm" svg:x="2.49cm" svg:y="23.151cm">
          <draw:text-box>
            <text:p text:style-name="P2"><text:span text:style-name="T1">digitalWrite(RELAY_PIN, LOW); <text:s text:c="4"/></text:span></text:p>
          </draw:text-box>
        </draw:frame>
        <draw:frame draw:style-name="gr2" draw:text-style-name="P3" draw:layer="layout" svg:width="0.946cm" svg:height="0.471cm" svg:x="2.473cm" svg:y="23.727cm">
          <draw:text-box>
            <text:p text:style-name="P2"><text:span text:style-name="T1"><text:s text:c="2"/></text:span><text:span text:style-name="T1">} <text:s text:c="4"/></text:span></text:p>
          </draw:text-box>
        </draw:frame>
        <draw:frame draw:style-name="gr2" draw:text-style-name="P3" draw:layer="layout" svg:width="0.531cm" svg:height="0.471cm" svg:x="2.541cm" svg:y="24.298cm">
          <draw:text-box>
            <text:p text:style-name="P2"><text:span text:style-name="T1"><text:s text:c="5"/></text:span></text:p>
          </draw:text-box>
        </draw:frame>
        <draw:frame draw:style-name="gr2" draw:text-style-name="P3" draw:layer="layout" svg:width="3.042cm" svg:height="0.471cm" svg:x="2.473cm" svg:y="24.844cm">
          <draw:text-box>
            <text:p text:style-name="P2"><text:span text:style-name="T1">} void loop() { <text:s text:c="4"/></text:span></text:p>
          </draw:text-box>
        </draw:frame>
        <draw:frame draw:style-name="gr2" draw:text-style-name="P3" draw:layer="layout" svg:width="8.6cm" svg:height="0.471cm" svg:x="2.473cm" svg:y="25.416cm">
          <draw:text-box>
            <text:p text:style-name="P2"><text:span text:style-name="T1">temperature(); <text:s text:c="2"/>GasSensors(); <text:s text:c="3"/>flamesensor(); <text:s text:c="5"/></text:span></text:p>
          </draw:text-box>
        </draw:frame>
        <draw:frame draw:style-name="gr2" draw:text-style-name="P3" draw:layer="layout" svg:width="0.734cm" svg:height="0.471cm" svg:x="2.473cm" svg:y="25.987cm">
          <draw:text-box>
            <text:p text:style-name="P2"><text:span text:style-name="T1">} <text:s text:c="4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3:39:28.736956235</dc:date>
    <meta:editing-duration>PT4M6S</meta:editing-duration>
    <meta:editing-cycles>1</meta:editing-cycles>
    <meta:document-statistic meta:object-count="192"/>
    <meta:generator>LibreOffice/7.3.6.2$Linux_X86_64 LibreOffice_project/30$Build-2</meta:generator>
  </office:meta>
</office:document-meta>
</file>